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Измерения шарика</text:p>
          </table:table-cell>
          <table:table-cell table:number-columns-repeated="12"/>
          <table:table-cell office:value-type="string" calcext:value-type="string">
            <text:p>glo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x1, дел</text:p>
          </table:table-cell>
          <table:table-cell office:value-type="string" calcext:value-type="string">
            <text:p>x2, де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ср</text:p>
          </table:table-cell>
          <table:table-cell office:value-type="string" calcext:value-type="string">
            <text:p>r, мм</text:p>
          </table:table-cell>
          <table:table-cell office:value-type="string" calcext:value-type="string">
            <text:p>v, м/с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d-di2</text:p>
          </table:table-cell>
          <table:table-cell table:number-columns-repeated="2"/>
          <table:table-cell office:value-type="string" calcext:value-type="string">
            <text:p>R, см</text:p>
          </table:table-cell>
          <table:table-cell office:value-type="string" calcext:value-type="string">
            <text:p>rho, кг/м3</text:p>
          </table:table-cell>
          <table:table-cell office:value-type="string" calcext:value-type="string">
            <text:p>rho0, кг/м3</text:p>
          </table:table-cell>
          <table:table-cell office:value-type="string" calcext:value-type="string">
            <text:p>mm/d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, cм</text:p>
          </table:table-cell>
          <table:table-cell office:value-type="string" calcext:value-type="string">
            <text:p>g, м/с2</text:p>
          </table:table-cell>
          <table:table-cell office:value-type="string" calcext:value-type="string">
            <text:p>t a n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11"/>
          <table:table-cell office:value-type="string" calcext:value-type="string">
            <text:p>val</text:p>
          </table:table-cell>
          <table:table-cell office:value-type="float" office:value="4.4" calcext:value-type="float">
            <text:p>4,4</text:p>
          </table:table-cell>
          <table:table-cell office:value-type="float" office:value="7800" calcext:value-type="float">
            <text:p>7800</text:p>
          </table:table-cell>
          <table:table-cell office:value-type="float" office:value="960" calcext:value-type="float">
            <text:p>960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-</text:p>
          </table:table-cell>
          <table:table-cell office:value-type="float" office:value="10.2" calcext:value-type="float">
            <text:p>10,2</text:p>
          </table:table-cell>
          <table:table-cell office:value-type="float" office:value="9.82" calcext:value-type="float">
            <text:p>9,82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7.42" calcext:value-type="float">
            <text:p>7,42</text:p>
          </table:table-cell>
          <table:table-cell office:value-type="float" office:value="11.34" calcext:value-type="float">
            <text:p>11,34</text:p>
          </table:table-cell>
          <table:table-cell table:formula="of:=[.C4]-[.B4]" office:value-type="float" office:value="7.19" calcext:value-type="float">
            <text:p>7,19</text:p>
          </table:table-cell>
          <table:table-cell table:formula="of:=AVERAGE([.E4:.E8])" office:value-type="float" office:value="7.066" calcext:value-type="float">
            <text:p>7,066</text:p>
          </table:table-cell>
          <table:table-cell table:formula="of:=[.$Q$3]*[.F4]/2" office:value-type="float" office:value="0.759595" calcext:value-type="float">
            <text:p>0,759595</text:p>
          </table:table-cell>
          <table:table-cell table:formula="of:=[.$S$3]/[.D4]/100" office:value-type="float" office:value="0.008994708994709" calcext:value-type="float">
            <text:p>0,008994708994709</text:p>
          </table:table-cell>
          <table:table-cell table:formula="of:=1/(1+2.4*[.G4]/([.$N$3]*10))" office:value-type="float" office:value="0.960215898434298" calcext:value-type="float">
            <text:p>0,960215898434298</text:p>
          </table:table-cell>
          <table:table-cell table:formula="of:=2/9*([.G4]/1000)^2*([.$O$3]-[.$P$3])*[.$T$3]*[.I4]/[.H4]" office:value-type="float" office:value="0.919392688309523" calcext:value-type="float">
            <text:p>0,919392688309523</text:p>
          </table:table-cell>
          <table:table-cell table:formula="of:=([.E4]-[.F$4])^2" office:value-type="float" office:value="0.0153759999999999" calcext:value-type="float">
            <text:p>0,0153759999999999</text:p>
          </table:table-cell>
          <table:table-cell/>
          <table:table-cell office:value-type="string" calcext:value-type="string">
            <text:p>delta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2" calcext:value-type="float">
            <text:p>0,0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7.79" calcext:value-type="float">
            <text:p>7,79</text:p>
          </table:table-cell>
          <table:table-cell/>
          <table:table-cell table:formula="of:=[.C5]-[.B5]" office:value-type="float" office:value="7.09" calcext:value-type="float">
            <text:p>7,09</text:p>
          </table:table-cell>
          <table:table-cell table:style-name="ce2" table:formula="of:=[.U$3]*SQRT(SUM([.K4:.K8])/(5*4))" office:value-type="float" office:value="0.148292047662712" calcext:value-type="float">
            <text:p>0,148292047662712</text:p>
          </table:table-cell>
          <table:table-cell table:style-name="ce2" table:formula="of:=[.G4]*[.G6]" office:value-type="float" office:value="0.0159413951237415" calcext:value-type="float">
            <text:p>0,0159413951237415</text:p>
          </table:table-cell>
          <table:table-cell table:style-name="ce2" table:formula="of:=[.H6]*[.H4]" office:value-type="float" office:value="0.0000895989526154295" calcext:value-type="float">
            <text:p>8,95989526154295E-05</text:p>
          </table:table-cell>
          <table:table-cell table:style-name="ce2" table:number-columns-repeated="2"/>
          <table:table-cell table:formula="of:=([.E5]-[.F$4])^2" office:value-type="float" office:value="0.000576000000000001" calcext:value-type="float">
            <text:p>0,000576000000000001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8.13" calcext:value-type="float">
            <text:p>8,13</text:p>
          </table:table-cell>
          <table:table-cell/>
          <table:table-cell table:formula="of:=[.C6]-[.B6]" office:value-type="float" office:value="7.06" calcext:value-type="float">
            <text:p>7,06</text:p>
          </table:table-cell>
          <table:table-cell table:style-name="ce3" table:formula="of:=SQRT(([.F5]^2)+2/3*(0.01)^2)" office:value-type="float" office:value="0.148516659222683" calcext:value-type="float">
            <text:p>0,148516659222683</text:p>
          </table:table-cell>
          <table:table-cell table:formula="of:=[.F5]/[.F4]" office:value-type="float" office:value="0.0209867036035539" calcext:value-type="float">
            <text:p>0,0209867036035539</text:p>
          </table:table-cell>
          <table:table-cell table:formula="of:=SQRT(([.S4]/[.S3])^2+([.R4]/[.D4])^2)" office:value-type="float" office:value="0.00996129532018599" calcext:value-type="float">
            <text:p>0,00996129532018599</text:p>
          </table:table-cell>
          <table:table-cell table:number-columns-repeated="2"/>
          <table:table-cell table:formula="of:=([.E6]-[.F$4])^2" office:value-type="float" office:value="0.0000359999999999921" calcext:value-type="float">
            <text:p>3,59999999999921E-0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,42</text:p>
          </table:table-cell>
          <table:table-cell office:value-type="float" office:value="8.54" calcext:value-type="float">
            <text:p>8,54</text:p>
          </table:table-cell>
          <table:table-cell/>
          <table:table-cell table:formula="of:=[.C7]-[.B7]" office:value-type="float" office:value="7.12" calcext:value-type="float">
            <text:p>7,12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7]-[.F$4])^2" office:value-type="float" office:value="0.00291599999999993" calcext:value-type="float">
            <text:p>0,0029159999999999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float" office:value="7.38" calcext:value-type="float">
            <text:p>7,38</text:p>
          </table:table-cell>
          <table:table-cell/>
          <table:table-cell table:formula="of:=[.C8]-[.B8]" office:value-type="float" office:value="6.87" calcext:value-type="float">
            <text:p>6,87</text:p>
          </table:table-cell>
          <table:table-cell table:number-columns-repeated="5"/>
          <table:table-cell table:formula="of:=([.E8]-[.F$4])^2" office:value-type="float" office:value="0.0384159999999999" calcext:value-type="float">
            <text:p>0,0384159999999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table:number-columns-repeated="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,52</text:p>
          </table:table-cell>
          <table:table-cell office:value-type="float" office:value="6.11" calcext:value-type="float">
            <text:p>6,11</text:p>
          </table:table-cell>
          <table:table-cell office:value-type="float" office:value="27.75" calcext:value-type="float">
            <text:p>27,75</text:p>
          </table:table-cell>
          <table:table-cell table:formula="of:=[.C10]-[.B10]" office:value-type="float" office:value="4.59" calcext:value-type="float">
            <text:p>4,59</text:p>
          </table:table-cell>
          <table:table-cell table:formula="of:=AVERAGE([.E10:.E14])" office:value-type="float" office:value="4.602" calcext:value-type="float">
            <text:p>4,602</text:p>
          </table:table-cell>
          <table:table-cell table:formula="of:=[.$Q$3]*[.F10]/2" office:value-type="float" office:value="0.494715" calcext:value-type="float">
            <text:p>0,494715</text:p>
          </table:table-cell>
          <table:table-cell table:formula="of:=[.$S$3]/[.D10]/100" office:value-type="float" office:value="0.00367567567567568" calcext:value-type="float">
            <text:p>0,00367567567567568</text:p>
          </table:table-cell>
          <table:table-cell table:formula="of:=1/(1+2.4*[.G10]/([.$N$3]*10))" office:value-type="float" office:value="0.973724573506424" calcext:value-type="float">
            <text:p>0,973724573506424</text:p>
          </table:table-cell>
          <table:table-cell table:formula="of:=2/9*([.G10]/1000)^2*([.$O$3]-[.$P$3])*[.$T$3]*[.I10]/[.H10]" office:value-type="float" office:value="0.967752225812786" calcext:value-type="float">
            <text:p>0,967752225812786</text:p>
          </table:table-cell>
          <table:table-cell table:formula="of:=([.E10]-[.F$10])^2" office:value-type="float" office:value="0.00014399999999999" calcext:value-type="float">
            <text:p>0,0001439999999999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office:value-type="float" office:value="5.68" calcext:value-type="float">
            <text:p>5,68</text:p>
          </table:table-cell>
          <table:table-cell/>
          <table:table-cell table:formula="of:=[.C11]-[.B11]" office:value-type="float" office:value="4.6" calcext:value-type="float">
            <text:p>4,6</text:p>
          </table:table-cell>
          <table:table-cell table:style-name="ce2" table:formula="of:=[.U$3]*SQRT(SUM([.K10:.K14])/(5*4))" office:value-type="float" office:value="0.0818908700649833" calcext:value-type="float">
            <text:p>0,0818908700649833</text:p>
          </table:table-cell>
          <table:table-cell table:style-name="ce2" table:number-columns-repeated="4"/>
          <table:table-cell table:formula="of:=([.E11]-[.F$10])^2" office:value-type="float" office:value="0.00000399999999999912" calcext:value-type="float">
            <text:p>3,99999999999912E-0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6.01" calcext:value-type="float">
            <text:p>6,01</text:p>
          </table:table-cell>
          <table:table-cell/>
          <table:table-cell table:formula="of:=[.C12]-[.B12]" office:value-type="float" office:value="4.71" calcext:value-type="float">
            <text:p>4,71</text:p>
          </table:table-cell>
          <table:table-cell table:style-name="ce3" table:formula="of:=SQRT(([.F11]^2)+2/3*(0.01)^2)" office:value-type="float" office:value="0.0822969092169727" calcext:value-type="float">
            <text:p>0,0822969092169727</text:p>
          </table:table-cell>
          <table:table-cell table:formula="of:=[.F11]/[.F10]" office:value-type="float" office:value="0.0177946262635774" calcext:value-type="float">
            <text:p>0,0177946262635774</text:p>
          </table:table-cell>
          <table:table-cell table:number-columns-repeated="3"/>
          <table:table-cell table:formula="of:=([.E12]-[.F$10])^2" office:value-type="float" office:value="0.0116640000000001" calcext:value-type="float">
            <text:p>0,01166400000000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,45</text:p>
          </table:table-cell>
          <table:table-cell office:value-type="float" office:value="5.98" calcext:value-type="float">
            <text:p>5,98</text:p>
          </table:table-cell>
          <table:table-cell/>
          <table:table-cell table:formula="of:=[.C13]-[.B13]" office:value-type="float" office:value="4.53" calcext:value-type="float">
            <text:p>4,53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13]-[.F$10])^2" office:value-type="float" office:value="0.00518399999999988" calcext:value-type="float">
            <text:p>0,0051839999999998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4" calcext:value-type="float">
            <text:p>1,54</text:p>
          </table:table-cell>
          <table:table-cell office:value-type="float" office:value="6.12" calcext:value-type="float">
            <text:p>6,12</text:p>
          </table:table-cell>
          <table:table-cell/>
          <table:table-cell table:formula="of:=[.C14]-[.B14]" office:value-type="float" office:value="4.58" calcext:value-type="float">
            <text:p>4,58</text:p>
          </table:table-cell>
          <table:table-cell table:number-columns-repeated="5"/>
          <table:table-cell table:formula="of:=([.E14]-[.F$10])^2" office:value-type="float" office:value="0.000483999999999972" calcext:value-type="float">
            <text:p>0,0004839999999999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table:number-columns-repeated="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,62</text:p>
          </table:table-cell>
          <table:table-cell office:value-type="float" office:value="8.44" calcext:value-type="float">
            <text:p>8,44</text:p>
          </table:table-cell>
          <table:table-cell office:value-type="float" office:value="6.8" calcext:value-type="float">
            <text:p>6,8</text:p>
          </table:table-cell>
          <table:table-cell table:formula="of:=[.C16]-[.B16]" office:value-type="float" office:value="9.06" calcext:value-type="float">
            <text:p>9,06</text:p>
          </table:table-cell>
          <table:table-cell table:formula="of:=AVERAGE([.E16:.E20])" office:value-type="float" office:value="9.09" calcext:value-type="float">
            <text:p>9,09</text:p>
          </table:table-cell>
          <table:table-cell table:formula="of:=[.$Q$3]*[.F16]/2" office:value-type="float" office:value="0.977175" calcext:value-type="float">
            <text:p>0,977175</text:p>
          </table:table-cell>
          <table:table-cell table:formula="of:=[.$S$3]/[.D16]/100" office:value-type="float" office:value="0.015" calcext:value-type="float">
            <text:p>0,015</text:p>
          </table:table-cell>
          <table:table-cell table:formula="of:=1/(1+2.4*[.G16]/([.$N$3]*10))" office:value-type="float" office:value="0.949396723114056" calcext:value-type="float">
            <text:p>0,949396723114056</text:p>
          </table:table-cell>
          <table:table-cell table:formula="of:=2/9*([.G16]/1000)^2*([.$O$3]-[.$P$3])*[.$T$3]*[.I16]/[.H16]" office:value-type="float" office:value="0.902103234564203" calcext:value-type="float">
            <text:p>0,902103234564203</text:p>
          </table:table-cell>
          <table:table-cell table:formula="of:=([.E16]-[.F$16])^2" office:value-type="float" office:value="0.000900000000000068" calcext:value-type="float">
            <text:p>0,00090000000000006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1" calcext:value-type="float">
            <text:p>-0,41</text:p>
          </table:table-cell>
          <table:table-cell office:value-type="float" office:value="8.74" calcext:value-type="float">
            <text:p>8,74</text:p>
          </table:table-cell>
          <table:table-cell/>
          <table:table-cell table:formula="of:=[.C17]-[.B17]" office:value-type="float" office:value="9.15" calcext:value-type="float">
            <text:p>9,15</text:p>
          </table:table-cell>
          <table:table-cell table:style-name="ce2" table:formula="of:=[.U$3]*SQRT(SUM([.K16:.K20])/(5*4))" office:value-type="float" office:value="0.0678508658750947" calcext:value-type="float">
            <text:p>0,0678508658750947</text:p>
          </table:table-cell>
          <table:table-cell table:style-name="ce2" table:number-columns-repeated="4"/>
          <table:table-cell table:formula="of:=([.E17]-[.F$16])^2" office:value-type="float" office:value="0.00360000000000006" calcext:value-type="float">
            <text:p>0,0036000000000000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4" calcext:value-type="float">
            <text:p>-0,54</text:p>
          </table:table-cell>
          <table:table-cell office:value-type="float" office:value="8.6" calcext:value-type="float">
            <text:p>8,6</text:p>
          </table:table-cell>
          <table:table-cell/>
          <table:table-cell table:formula="of:=[.C18]-[.B18]" office:value-type="float" office:value="9.14" calcext:value-type="float">
            <text:p>9,14</text:p>
          </table:table-cell>
          <table:table-cell table:style-name="ce3" table:formula="of:=SQRT(([.F17]^2)+2/3*(0.01)^2)" office:value-type="float" office:value="0.068340373621065" calcext:value-type="float">
            <text:p>0,068340373621065</text:p>
          </table:table-cell>
          <table:table-cell table:formula="of:=[.F17]/[.F16]" office:value-type="float" office:value="0.00746434168042846" calcext:value-type="float">
            <text:p>0,00746434168042846</text:p>
          </table:table-cell>
          <table:table-cell table:number-columns-repeated="3"/>
          <table:table-cell table:formula="of:=([.E18]-[.F$16])^2" office:value-type="float" office:value="0.00250000000000007" calcext:value-type="float">
            <text:p>0,0025000000000000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5" calcext:value-type="float">
            <text:p>-0,15</text:p>
          </table:table-cell>
          <table:table-cell office:value-type="float" office:value="8.87" calcext:value-type="float">
            <text:p>8,87</text:p>
          </table:table-cell>
          <table:table-cell/>
          <table:table-cell table:formula="of:=[.C19]-[.B19]" office:value-type="float" office:value="9.02" calcext:value-type="float">
            <text:p>9,02</text:p>
          </table:table-cell>
          <table:table-cell/>
          <table:table-cell office:value-type="string" calcext:value-type="string">
            <text:p>относительная</text:p>
          </table:table-cell>
          <table:table-cell table:number-columns-repeated="3"/>
          <table:table-cell table:formula="of:=([.E19]-[.F$16])^2" office:value-type="float" office:value="0.00490000000000004" calcext:value-type="float">
            <text:p>0,004900000000000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" calcext:value-type="float">
            <text:p>-0,53</text:p>
          </table:table-cell>
          <table:table-cell office:value-type="float" office:value="8.55" calcext:value-type="float">
            <text:p>8,55</text:p>
          </table:table-cell>
          <table:table-cell/>
          <table:table-cell table:formula="of:=[.C20]-[.B20]" office:value-type="float" office:value="9.08" calcext:value-type="float">
            <text:p>9,08</text:p>
          </table:table-cell>
          <table:table-cell table:number-columns-repeated="5"/>
          <table:table-cell table:formula="of:=([.E20]-[.F$16])^2" office:value-type="float" office:value="0.0000999999999999957" calcext:value-type="float">
            <text:p>9,99999999999957E-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21:02:39.756754000</meta:creation-date>
    <dc:date>2026-04-08T23:05:45.348503500</dc:date>
    <meta:editing-duration>PT27M41S</meta:editing-duration>
    <meta:editing-cycles>4</meta:editing-cycles>
    <meta:generator>LibreOffice/26.2.0.3$Windows_X86_64 LibreOffice_project/620$Build-3</meta:generator>
    <meta:document-statistic meta:table-count="1" meta:cell-count="149" meta:object-count="0"/>
  </office:meta>
</office:document-meta>
</file>